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d6c7" officeooo:paragraph-rsid="0008d6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tarzyna Dmitrus-Krakowiak, mama 8-letniego Marcinka, pasjonatka wykorzystania nowoczesnych <text:s/>technologii w edukacji dzieci i dorosłych, a na co dzień kierownik projektów wdrożeniowych oraz leader transformacji, aktywnie wspierający ducha innowacji w grupie Santan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0:24:44.863295115</meta:creation-date>
    <dc:date>2020-04-14T00:31:07.890672790</dc:date>
    <meta:editing-duration>PT6M23S</meta:editing-duration>
    <meta:editing-cycles>1</meta:editing-cycles>
    <meta:document-statistic meta:table-count="0" meta:image-count="0" meta:object-count="0" meta:page-count="1" meta:paragraph-count="1" meta:word-count="31" meta:character-count="268" meta:non-whitespace-character-count="237"/>
    <meta:generator>LibreOffice/6.0.7.3$Linux_X86_64 LibreOffice_project/00m0$Build-3</meta:generator>
  </office:meta>
</office:document-meta>
</file>